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break-before="column"/>
    </style:style>
    <style:style style:name="P2" style:family="paragraph" style:parent-style-name="Standard">
      <style:text-properties officeooo:paragraph-rsid="001623c5"/>
    </style:style>
    <style:style style:name="T1" style:family="text">
      <style:text-properties fo:color="#000000" loext:opacity="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" style:family="text">
      <style:text-properties style:font-name="Times New Roman" fo:font-size="12pt" fo:font-style="normal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atermark colors are balanced where as each color is first in only 2 versions</text:p>
      <text:p text:style-name="Standard">White<text:tab/>first with Blue<text:tab/><text:tab/>or Black</text:p>
      <text:p text:style-name="Standard">Blue <text:tab/>first with Black<text:tab/>or Red</text:p>
      <text:p text:style-name="Standard">Black<text:tab/>first with Red<text:tab/><text:tab/>or Green</text:p>
      <text:p text:style-name="Standard">Red<text:tab/>first with White<text:tab/>or Green</text:p>
      <text:p text:style-name="Standard">Green<text:tab/>first with White<text:tab/>or Blue</text:p>
      <text:p text:style-name="Standard"/>
      <text:p text:style-name="Standard">White - d2c8aa</text:p>
      <text:p text:style-name="Standard">Blue - a5c3d7</text:p>
      <text:p text:style-name="Standard">Black - afafaf</text:p>
      <text:p text:style-name="Standard">Red - e3a478</text:p>
      <text:p text:style-name="Standard">Green - a5bea5</text:p>
      <text:p text:style-name="Standard">Multicolored - d2be87</text:p>
      <text:p text:style-name="Standard">Colorless Light - a0b4b9</text:p>
      <text:p text:style-name="Standard">Colorless Medium - 96afb9</text:p>
      <text:p text:style-name="Standard">Colorless Dark - 91a0a5</text:p>
      <text:p text:style-name="Standard">Land Light - bab1ab</text:p>
      <text:p text:style-name="Standard">Land Dark</text:p>
      <text:p text:style-name="Standard"/>
      <text:p text:style-name="Standard">Hybrid colors</text:p>
      <text:p text:style-name="Standard">White - </text:p>
      <text:p text:style-name="Standard">Blue - </text:p>
      <text:p text:style-name="Standard">Black - 969696</text:p>
      <text:p text:style-name="Standard">Red - </text:p>
      <text:p text:style-name="Standard">Green - a5bea5</text:p>
      <text:p text:style-name="P1"><text:s text:c="2"/>&lt;path</text:p>
      <text:p text:style-name="Standard"><text:s text:c="5"/>d="M 41.087,0 H 17.593 l -0.111,0.013 c -1.584,0.171 -3.78,1.314 -4.513,3.713 -1.995,0.558 -9.5,2.65 -9.5,2.65 L 3.375,6.412 C 2.083,6.906 0,8.578 0,11.635 c 0,0.547 0.067,1.14 0.217,1.776 l 8.962,33.454 0.246,0.331 c 1.015,1.352 3.481,3.426 6.299,2.621 0,0 12.633,-3.477 13.676,-3.762 1.043,0.285 13.694,3.767 13.694,3.767 2.797,0.8 5.264,-1.273 6.278,-2.626 l 0.246,-0.328 8.947,-33.396 c 0.153,-0.654 0.223,-1.261 0.223,-1.82 0,-3.08 -2.075,-4.746 -3.363,-5.24 L 55.33,6.376 c 0,0 -7.508,-2.093 -9.501,-2.65 C 45.097,1.328 42.899,0.184 41.316,0.012 L 41.202,0 Z"</text:p>
      <text:p text:style-name="Standard"><text:s text:c="5"/>style="fill:#ffffff"/&gt;</text:p>
      <text:p text:style-name="Standard"/>
      <text:p text:style-name="Standard">Hero's Path advertisement numbers are Cambria Bold, size 56, stroke 2, Miter Join, Object to Path, Ctrl+Alt+C, Ctrl+Shift+K, adjust final width and height</text:p>
      <text:p text:style-name="Standard"/>
      <text:p text:style-name="Standard">Card numbers size 58.7, no stroke, card 576 px</text:p>
      <text:p text:style-name="P1"><text:soft-page-break/>Linear 2 - Sets can very in their offsets from 0,0.5,1 : 0.1,0.5,0.9 : 0.2 0.5 0.8</text:p>
      <text:p text:style-name="Standard"/>
      <text:p text:style-name="Standard">Uncommon Radial</text:p>
      <text:p text:style-name="Standard">&lt;stop style="stop-color:#d9eaf3" offset="0" /&gt;</text:p>
      <text:p text:style-name="Standard">&lt;stop style="stop-color:#99aebc" offset="0.7" /&gt;</text:p>
      <text:p text:style-name="Standard">&lt;stop style="stop-color:#536e78" offset="1" /&gt;</text:p>
      <text:p text:style-name="Standard"/>
      <text:p text:style-name="Standard">Uncommon Linear</text:p>
      <text:p text:style-name="Standard">&lt;stop style="stop-color:#536e78" offset="0" /&gt;</text:p>
      <text:p text:style-name="Standard">&lt;stop style="stop-color:#99aebc" offset="0.3" /&gt;</text:p>
      <text:p text:style-name="Standard">&lt;stop style="stop-color:#d9eaf3" offset="0.5" /&gt;</text:p>
      <text:p text:style-name="Standard">&lt;stop style="stop-color:#99aebc" offset="0.7" /&gt;</text:p>
      <text:p text:style-name="Standard">&lt;stop style="stop-color:#536e78" offset="1" /&gt;</text:p>
      <text:p text:style-name="Standard"/>
      <text:p text:style-name="Standard">Uncommon Linear 2</text:p>
      <text:p text:style-name="Standard">&lt;stop <text:s/>offset="0.2" style="stop-color:#536e78"/&gt;</text:p>
      <text:p text:style-name="Standard">&lt;stop <text:s/>offset="0.5" style="stop-color:#d9eaf3"/&gt;</text:p>
      <text:p text:style-name="Standard">&lt;stop <text:s/>offset="0.8" style="stop-color:#536e78"/&gt;</text:p>
      <text:p text:style-name="Standard"/>
      <text:p text:style-name="Standard">Rare Radial</text:p>
      <text:p text:style-name="Standard">&lt;stop style="stop-color:#ebd491" offset="0" /&gt;</text:p>
      <text:p text:style-name="Standard">&lt;stop style="stop-color:#d2bb7b" offset="0.7" /&gt;</text:p>
      <text:p text:style-name="Standard">&lt;stop style="stop-color:#8b723c" offset="1" /&gt;</text:p>
      <text:p text:style-name="Standard"/>
      <text:p text:style-name="Standard">Rare Linear</text:p>
      <text:p text:style-name="Standard">&lt;stop style="stop-color:#8b723c" offset="0" /&gt;</text:p>
      <text:p text:style-name="Standard">&lt;stop style="stop-color:#d2bb7b" offset="0.3" /&gt;</text:p>
      <text:p text:style-name="Standard">&lt;stop style="stop-color:#ebd491" offset="0.5" /&gt;</text:p>
      <text:p text:style-name="Standard">&lt;stop style="stop-color:#d2bb7b" offset="0.7" /&gt;</text:p>
      <text:p text:style-name="Standard">&lt;stop style="stop-color:#8b723c" offset="1" /&gt;</text:p>
      <text:p text:style-name="Standard"/>
      <text:p text:style-name="Standard">Rare Linear 2</text:p>
      <text:p text:style-name="Standard">&lt;stop <text:s/>offset="0.2" style="stop-color:#8b723c"/&gt;</text:p>
      <text:p text:style-name="Standard">&lt;stop <text:s/>offset="0.5" style="stop-color:#ebd491"/&gt;</text:p>
      <text:p text:style-name="Standard">&lt;stop <text:s/>offset="0.8" style="stop-color:#8b723c"/&gt;</text:p>
      <text:p text:style-name="Standard"/>
      <text:p text:style-name="Standard">Mythic Radial</text:p>
      <text:p text:style-name="Standard">&lt;stop style="stop-color:#f6b91d" offset="0" /&gt;</text:p>
      <text:p text:style-name="Standard">&lt;stop style="stop-color:#d3641c" offset="0.7" /&gt;</text:p>
      <text:p text:style-name="Standard">&lt;stop style="stop-color:#bf331c" offset="1" /&gt;</text:p>
      <text:p text:style-name="Standard"/>
      <text:p text:style-name="Standard">Mythic Linear (Pre C19)</text:p>
      <text:p text:style-name="Standard">&lt;stop style="stop-color:#bf331c" offset="0" /&gt;</text:p>
      <text:p text:style-name="Standard">&lt;stop style="stop-color:#d3641c" offset="0.3" /&gt;</text:p>
      <text:p text:style-name="Standard">&lt;stop style="stop-color:#f6b91d" offset="0.5" /&gt;</text:p>
      <text:p text:style-name="Standard">&lt;stop style="stop-color:#d3641c" offset="0.7" /&gt;</text:p>
      <text:p text:style-name="Standard">&lt;stop style="stop-color:#bf331c" offset="1" /&gt;</text:p>
      <text:p text:style-name="Standard"/>
      <text:p text:style-name="Standard">Mythic Linear 2 (C19 and newer)</text:p>
      <text:p text:style-name="Standard">&lt;stop style="stop-color:#bf331c" offset="0" /&gt;</text:p>
      <text:p text:style-name="Standard">&lt;stop style="stop-color:#d3641c" offset="0.25" /&gt;</text:p>
      <text:p text:style-name="Standard">&lt;stop style="stop-color:#<text:span text:style-name="T2">f</text:span><text:span text:style-name="T1">4a51f</text:span>" offset="0.5" /&gt;</text:p>
      <text:p text:style-name="Standard">&lt;stop style="stop-color:#d3641c" offset="0.75" /&gt;</text:p>
      <text:p text:style-name="Standard">&lt;stop style="stop-color:#bf331c" offset="1" /&gt;</text:p>
      <text:p text:style-name="Standard"/>
      <text:p text:style-name="Standard">Mythic Linear 3 (Pre C19)</text:p>
      <text:p text:style-name="Standard">&lt;stop <text:s/>offset="0.2" style="stop-color:#bf331c"/&gt;</text:p>
      <text:p text:style-name="Standard">&lt;stop <text:s/>offset="0.5" style="stop-color:#f6b91d"/&gt;</text:p>
      <text:p text:style-name="Standard">&lt;stop <text:s/>offset="0.8" style="stop-color:#bf331c"/&gt;</text:p>
      <text:p text:style-name="Standard"/>
      <text:p text:style-name="Standard">Mythic Linear 4 (C19 and newer)</text:p>
      <text:p text:style-name="Standard">&lt;stop <text:s/>offset="0.2" style="stop-color:#bf331c"/&gt;</text:p>
      <text:p text:style-name="Standard">&lt;stop <text:s/>offset="0.5" style="stop-color:#<text:span text:style-name="T2">f</text:span><text:span text:style-name="T1">4a51f</text:span>"/&gt;</text:p>
      <text:p text:style-name="Standard">&lt;stop <text:s/>offset="0.8" style="stop-color:#bf331c"/&gt;</text:p>
      <text:p text:style-name="Standard"/>
      <text:p text:style-name="Standard">Purple Radial</text:p>
      <text:p text:style-name="P2">&lt;stop style="stop-color:#bf99c3" offset="0" /&gt;</text:p>
      <text:p text:style-name="P2">&lt;stop style="stop-color:#7b5190" offset="0.7" /&gt;</text:p>
      <text:p text:style-name="P2">&lt;stop style="stop-color:#612c75" offset="1" /&gt;</text:p>
      <text:p text:style-name="Standard"/>
      <text:p text:style-name="Standard">Purple Linear</text:p>
      <text:p text:style-name="Standard">&lt;stop style="stop-color:#612c75" offset="0" /&gt;</text:p>
      <text:p text:style-name="Standard">&lt;stop style="stop-color:#7b5190" offset="0.3" /&gt;</text:p>
      <text:p text:style-name="Standard">&lt;stop style="stop-color:#bf99c3" offset="0.5" /&gt;</text:p>
      <text:p text:style-name="Standard">&lt;stop style="stop-color:#7b5190" offset="0.7" /&gt;</text:p>
      <text:p text:style-name="Standard">&lt;stop style="stop-color:#612c75" offset="1" /&gt;</text:p>
      <text:p text:style-name="Standard"/>
      <text:p text:style-name="Standard">Purple Linear 2</text:p>
      <text:p text:style-name="Standard">&lt;stop offset="0.2" style="stop-color:#612c75"/&gt;</text:p>
      <text:p text:style-name="Standard">&lt;stop offset="0.5" style="stop-color:#bf99c3"/&gt;</text:p>
      <text:p text:style-name="Standard">&lt;stop offset="0.8" style="stop-color:#612c75"/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7T06:59:19.28</meta:creation-date>
    <dc:date>2022-01-03T09:21:26.246000000</dc:date>
    <meta:editing-duration>PT3H10M48S</meta:editing-duration>
    <meta:editing-cycles>19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95" meta:word-count="444" meta:character-count="4067" meta:non-whitespace-character-count="3688"/>
  </office:meta>
</office:document-meta>
</file>